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1000002014A23206FFC08A040.png" manifest:media-type="image/png"/>
  <manifest:file-entry manifest:full-path="Pictures/10000201000002280000022893DD1D50E20DC8A1.png" manifest:media-type="image/png"/>
  <manifest:file-entry manifest:full-path="Pictures/10000A250000390E0000390E5808E44354769958.svg" manifest:media-type="image/svg+xml"/>
  <manifest:file-entry manifest:full-path="Pictures/100004A800002A5A00002A5A80746B9DF11083F2.svg" manifest:media-type="image/svg+xml"/>
  <manifest:file-entry manifest:full-path="Pictures/100002010000019B0000019B5CC5319268038015.png" manifest:media-type="image/png"/>
  <manifest:file-entry manifest:full-path="Pictures/1000051800003505000035059A3C5F74BE2F2B17.svg" manifest:media-type="image/svg+xml"/>
  <manifest:file-entry manifest:full-path="Pictures/1000075500002B5200002B52E26B2F08752D61EE.svg" manifest:media-type="image/svg+xml"/>
  <manifest:file-entry manifest:full-path="Pictures/1000020100000320000003207BDBDC8DC09FB9B7.png" manifest:media-type="image/png"/>
  <manifest:file-entry manifest:full-path="Pictures/10000201000001A3000001A37C1FACB72C27932D.png" manifest:media-type="image/png"/>
  <manifest:file-entry manifest:full-path="Pictures/1000020100000021000000210007A615837BFA70.png" manifest:media-type="image/png"/>
  <manifest:file-entry manifest:full-path="Pictures/100002010000019A0000019A7B0B534AEF970AAC.png" manifest:media-type="image/png"/>
  <manifest:file-entry manifest:full-path="Pictures/100009670000036900000369767AE7491B4D683B.svg" manifest:media-type="image/svg+xml"/>
  <manifest:file-entry manifest:full-path="Pictures/100007F900002A7E00002A7E806FD95EE1FE63C2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Capone CG Light1" svg:font-family="'Capone CG Light'" style:font-pitch="variable"/>
    <style:font-face style:name="Arial" svg:font-family="Arial" style:font-family-generic="roman" style:font-pitch="variable"/>
    <style:font-face style:name="Capone CG Light" svg:font-family="'Capone CG Light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9.901cm" table:align="margins" style:shadow="none" style:writing-mode="lr-tb"/>
    </style:style>
    <style:style style:name="Table2.A" style:family="table-column">
      <style:table-column-properties style:column-width="4.951cm" style:rel-column-width="32767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9.901cm" table:align="margins" style:shadow="none" style:writing-mode="lr-tb"/>
    </style:style>
    <style:style style:name="Table3.A" style:family="table-column">
      <style:table-column-properties style:column-width="4.951cm" style:rel-column-width="32767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9.901cm" table:align="margins" style:shadow="none" style:writing-mode="lr-tb"/>
    </style:style>
    <style:style style:name="Table4.A" style:family="table-column">
      <style:table-column-properties style:column-width="4.951cm" style:rel-column-width="32767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9.901cm" table:align="margins" style:shadow="none" style:writing-mode="lr-tb"/>
    </style:style>
    <style:style style:name="Table5.A" style:family="table-column">
      <style:table-column-properties style:column-width="4.951cm" style:rel-column-width="32767*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9.901cm" table:align="margins" style:shadow="none" style:writing-mode="lr-tb"/>
    </style:style>
    <style:style style:name="Table6.A" style:family="table-column">
      <style:table-column-properties style:column-width="4.951cm" style:rel-column-width="32767*"/>
    </style:style>
    <style:style style:name="Table6.A1" style:family="table-cell">
      <style:table-cell-properties fo:padding="0.097cm" fo:border="none"/>
    </style:style>
    <style:style style:name="Table1" style:family="table">
      <style:table-properties style:width="9.901cm" table:align="margins" style:shadow="none" style:writing-mode="lr-tb"/>
    </style:style>
    <style:style style:name="Table1.A" style:family="table-column">
      <style:table-column-properties style:column-width="4.951cm" style:rel-column-width="32767*"/>
    </style:style>
    <style:style style:name="Table1.A1" style:family="table-cell">
      <style:table-cell-properties fo:padding="0.097cm" fo:border="none"/>
    </style:style>
    <style:style style:name="Table7" style:family="table">
      <style:table-properties style:width="9.901cm" table:align="margins" style:shadow="none" style:writing-mode="lr-tb"/>
    </style:style>
    <style:style style:name="Table7.A" style:family="table-column">
      <style:table-column-properties style:column-width="4.951cm" style:rel-column-width="32767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9.901cm" table:align="margins" style:shadow="none" style:writing-mode="lr-tb"/>
    </style:style>
    <style:style style:name="Table8.A" style:family="table-column">
      <style:table-column-properties style:column-width="4.951cm" style:rel-column-width="32767*"/>
    </style:style>
    <style:style style:name="Table8.A1" style:family="table-cell">
      <style:table-cell-properties fo:padding="0.097cm" fo:border="none"/>
    </style:style>
    <style:style style:name="Table9" style:family="table">
      <style:table-properties style:width="9.901cm" table:align="margins" style:shadow="none" style:writing-mode="lr-tb"/>
    </style:style>
    <style:style style:name="Table9.A" style:family="table-column">
      <style:table-column-properties style:column-width="4.951cm" style:rel-column-width="32767*"/>
    </style:style>
    <style:style style:name="Table9.A1" style:family="table-cell">
      <style:table-cell-properties fo:padding="0.097cm" fo:border="none"/>
    </style:style>
    <style:style style:name="Table10" style:family="table">
      <style:table-properties style:width="9.901cm" table:align="margins" style:shadow="none" style:writing-mode="lr-tb"/>
    </style:style>
    <style:style style:name="Table10.A" style:family="table-column">
      <style:table-column-properties style:column-width="4.951cm" style:rel-column-width="32767*"/>
    </style:style>
    <style:style style:name="Table10.A1" style:family="table-cell">
      <style:table-cell-properties fo:padding="0.097cm" fo:border="none"/>
    </style:style>
    <style:style style:name="P1" style:family="paragraph" style:parent-style-name="Default">
      <style:paragraph-properties fo:margin-left="0cm" fo:margin-right="0cm" fo:margin-top="0.09cm" fo:margin-bottom="0cm" loext:contextual-spacing="false" style:line-height-at-least="0.353cm" fo:text-align="center" style:justify-single-word="false" fo:text-indent="0cm" style:auto-text-indent="false"/>
      <style:text-properties fo:color="#817536" style:font-name="Capone CG Light1" fo:font-size="9pt" fo:font-weight="normal" officeooo:rsid="00155cdf" officeooo:paragraph-rsid="001cffa1" style:font-size-asian="9pt" style:font-weight-asian="normal" style:font-size-complex="9pt" style:font-weight-complex="normal"/>
    </style:style>
    <style:style style:name="P2" style:family="paragraph" style:parent-style-name="Default">
      <style:paragraph-properties fo:margin-left="0cm" fo:margin-right="0cm" fo:margin-top="0.09cm" fo:margin-bottom="0cm" loext:contextual-spacing="false" style:line-height-at-least="0.353cm" fo:text-align="center" style:justify-single-word="false" fo:text-indent="0cm" style:auto-text-indent="false"/>
      <style:text-properties fo:color="#817536" style:font-name="Capone CG Light1" fo:font-size="9pt" fo:font-weight="normal" officeooo:rsid="00155cdf" officeooo:paragraph-rsid="001efedd" style:font-size-asian="9pt" style:font-weight-asian="normal" style:font-size-complex="9pt" style:font-weight-complex="normal"/>
    </style:style>
    <style:style style:name="P3" style:family="paragraph" style:parent-style-name="Default">
      <loext:graphic-properties draw:fill="none"/>
      <style:paragraph-properties fo:margin-left="0cm" fo:margin-right="0cm" fo:margin-top="0.09cm" fo:margin-bottom="0cm" loext:contextual-spacing="false" style:line-height-at-least="0.353cm" fo:text-align="center" style:justify-single-word="false" fo:text-indent="0cm" style:auto-text-indent="false" fo:background-color="transparent">
        <style:tab-stops/>
      </style:paragraph-properties>
      <style:text-properties fo:color="#817536" style:font-name="Capone CG Light1" fo:font-size="9pt" fo:font-weight="normal" officeooo:rsid="00155cdf" officeooo:paragraph-rsid="001efedd" style:font-size-asian="9pt" style:font-weight-asian="normal" style:font-size-complex="9pt" style:font-weight-complex="normal"/>
    </style:style>
    <style:style style:name="P4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Capone CG Light1" fo:font-size="10pt" fo:font-weight="bold" officeooo:rsid="00186ba8" officeooo:paragraph-rsid="00186ba8" style:font-size-asian="10pt" style:font-weight-asian="bold" style:font-size-complex="10pt" style:font-weight-complex="bold"/>
    </style:style>
    <style:style style:name="P5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Capone CG Light1" fo:font-size="10pt" fo:font-weight="bold" officeooo:rsid="00186ba8" officeooo:paragraph-rsid="001b1e53" style:font-size-asian="10pt" style:font-weight-asian="bold" style:font-size-complex="10pt" style:font-weight-complex="bold"/>
    </style:style>
    <style:style style:name="P6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Capone CG Light1" fo:font-size="10pt" fo:font-weight="normal" officeooo:rsid="00186ba8" officeooo:paragraph-rsid="001b1e53" style:font-size-asian="10pt" style:font-weight-asian="normal" style:font-size-complex="10pt" style:font-weight-complex="normal"/>
    </style:style>
    <style:style style:name="P7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Capone CG Light1" fo:font-size="10pt" fo:font-weight="normal" officeooo:rsid="00186ba8" officeooo:paragraph-rsid="001cffa1" style:font-size-asian="10pt" style:font-weight-asian="normal" style:font-size-complex="10pt" style:font-weight-complex="normal"/>
    </style:style>
    <style:style style:name="P8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Capone CG Light1" fo:font-size="10pt" fo:font-weight="normal" officeooo:rsid="00186ba8" officeooo:paragraph-rsid="001efedd" style:font-size-asian="10pt" style:font-weight-asian="normal" style:font-size-complex="10pt" style:font-weight-complex="normal"/>
    </style:style>
    <style:style style:name="P9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Capone CG Light1" fo:font-size="14pt" fo:font-weight="bold" officeooo:rsid="00155cdf" officeooo:paragraph-rsid="00155cdf" style:font-size-asian="14pt" style:font-weight-asian="bold" style:font-size-complex="14pt" style:font-weight-complex="bold"/>
    </style:style>
    <style:style style:name="P10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Capone CG Light1" fo:font-size="14pt" fo:font-weight="bold" officeooo:rsid="00155cdf" officeooo:paragraph-rsid="001b1e53" style:font-size-asian="14pt" style:font-weight-asian="bold" style:font-size-complex="14pt" style:font-weight-complex="bold"/>
    </style:style>
    <style:style style:name="P11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Capone CG Light1" fo:font-size="14pt" fo:font-weight="bold" officeooo:rsid="00155cdf" officeooo:paragraph-rsid="001cffa1" style:font-size-asian="14pt" style:font-weight-asian="bold" style:font-size-complex="14pt" style:font-weight-complex="bold"/>
    </style:style>
    <style:style style:name="P12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Capone CG Light1" fo:font-size="14pt" fo:font-weight="bold" officeooo:rsid="00155cdf" officeooo:paragraph-rsid="001efedd" style:font-size-asian="14pt" style:font-weight-asian="bold" style:font-size-complex="14pt" style:font-weight-complex="bold"/>
    </style:style>
    <style:style style:name="P13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/>
    </style:style>
    <style:style style:name="P14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officeooo:paragraph-rsid="001b1e53"/>
    </style:style>
    <style:style style:name="P15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officeooo:paragraph-rsid="001cffa1"/>
    </style:style>
    <style:style style:name="P16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officeooo:paragraph-rsid="001efedd"/>
    </style:style>
    <style:style style:name="P17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Arial1" fo:font-size="2pt" fo:font-weight="bold" officeooo:rsid="001b1e53" officeooo:paragraph-rsid="001b1e53" style:font-size-asian="1.75pt" style:font-weight-asian="bold" style:font-size-complex="2pt" style:font-weight-complex="bold"/>
    </style:style>
    <style:style style:name="P18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Arial1" fo:font-size="2pt" fo:font-weight="bold" officeooo:rsid="001b1e53" officeooo:paragraph-rsid="001cffa1" style:font-size-asian="1.75pt" style:font-weight-asian="bold" style:font-size-complex="2pt" style:font-weight-complex="bold"/>
    </style:style>
    <style:style style:name="P19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Arial1" fo:font-size="2pt" fo:font-weight="bold" officeooo:rsid="001b1e53" officeooo:paragraph-rsid="001efedd" style:font-size-asian="1.75pt" style:font-weight-asian="bold" style:font-size-complex="2pt" style:font-weight-complex="bold"/>
    </style:style>
    <style:style style:name="P20" style:family="paragraph" style:parent-style-name="Default">
      <loext:graphic-properties draw:fill="none"/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9pt" fo:font-weight="bold" officeooo:paragraph-rsid="00186ba8" style:font-name-asian="DejaVu Sans" style:font-size-asian="9pt" style:font-weight-asian="bold" style:font-name-complex="Liberation Sans2" style:font-size-complex="9pt" style:font-weight-complex="bold"/>
    </style:style>
    <style:style style:name="P21" style:family="paragraph" style:parent-style-name="Default">
      <loext:graphic-properties draw:fill="none"/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9pt" fo:font-weight="bold" officeooo:paragraph-rsid="001b1e53" style:font-name-asian="DejaVu Sans" style:font-size-asian="9pt" style:font-weight-asian="bold" style:font-name-complex="Liberation Sans2" style:font-size-complex="9pt" style:font-weight-complex="bold"/>
    </style:style>
    <style:style style:name="P22" style:family="paragraph" style:parent-style-name="Default">
      <loext:graphic-properties draw:fill="none"/>
      <style:paragraph-properties fo:margin-left="0cm" fo:margin-right="0cm" fo:margin-top="0cm" fo:margin-bottom="0cm" loext:contextual-spacing="false" style:line-height-at-least="0.353cm" fo:text-align="end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9pt" fo:font-weight="bold" officeooo:paragraph-rsid="00186ba8" style:font-name-asian="DejaVu Sans" style:font-size-asian="9pt" style:font-weight-asian="bold" style:font-name-complex="Liberation Sans2" style:font-size-complex="9pt" style:font-weight-complex="bold"/>
    </style:style>
    <style:style style:name="P23" style:family="paragraph" style:parent-style-name="Default">
      <loext:graphic-properties draw:fill="none"/>
      <style:paragraph-properties fo:margin-left="0cm" fo:margin-right="0cm" fo:margin-top="0cm" fo:margin-bottom="0cm" loext:contextual-spacing="false" style:line-height-at-least="0.353cm" fo:text-align="end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9pt" fo:font-weight="bold" officeooo:paragraph-rsid="0018c336" style:font-name-asian="DejaVu Sans" style:font-size-asian="9pt" style:font-weight-asian="bold" style:font-name-complex="Liberation Sans2" style:font-size-complex="9pt" style:font-weight-complex="bold"/>
    </style:style>
    <style:style style:name="P24" style:family="paragraph" style:parent-style-name="Default">
      <loext:graphic-properties draw:fill="none"/>
      <style:paragraph-properties fo:margin-left="0cm" fo:margin-right="0cm" fo:margin-top="0cm" fo:margin-bottom="0cm" loext:contextual-spacing="false" style:line-height-at-least="0.353cm" fo:text-align="end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9pt" fo:font-weight="bold" officeooo:paragraph-rsid="001b1e53" style:font-name-asian="DejaVu Sans" style:font-size-asian="9pt" style:font-weight-asian="bold" style:font-name-complex="Liberation Sans2" style:font-size-complex="9pt" style:font-weight-complex="bold"/>
    </style:style>
    <style:style style:name="P25" style:family="paragraph" style:parent-style-name="Default">
      <loext:graphic-properties draw:fill="none"/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9.5pt" fo:font-weight="normal" officeooo:paragraph-rsid="001b1e53" style:font-name-asian="DejaVu Sans" style:font-size-asian="9.5pt" style:font-weight-asian="normal" style:font-name-complex="Liberation Sans2" style:font-size-complex="9.5pt" style:font-weight-complex="normal"/>
    </style:style>
    <style:style style:name="P26" style:family="paragraph" style:parent-style-name="Default">
      <loext:graphic-properties draw:fill="none"/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9.5pt" fo:font-weight="normal" officeooo:paragraph-rsid="001cffa1" style:font-name-asian="DejaVu Sans" style:font-size-asian="9.5pt" style:font-weight-asian="normal" style:font-name-complex="Liberation Sans2" style:font-size-complex="9.5pt" style:font-weight-complex="normal"/>
    </style:style>
    <style:style style:name="P27" style:family="paragraph" style:parent-style-name="Default">
      <loext:graphic-properties draw:fill="none"/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9.5pt" fo:font-weight="normal" officeooo:paragraph-rsid="001efedd" style:font-name-asian="DejaVu Sans" style:font-size-asian="9.5pt" style:font-weight-asian="normal" style:font-name-complex="Liberation Sans2" style:font-size-complex="9.5pt" style:font-weight-complex="normal"/>
    </style:style>
    <style:style style:name="P28" style:family="paragraph" style:parent-style-name="Default">
      <loext:graphic-properties draw:fill="none"/>
      <style:paragraph-properties fo:margin-left="0cm" fo:margin-right="0cm" fo:margin-top="0cm" fo:margin-bottom="0cm" loext:contextual-spacing="false" style:line-height-at-least="0.353cm" fo:text-align="end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9.5pt" fo:font-weight="normal" officeooo:paragraph-rsid="001b1e53" style:font-name-asian="DejaVu Sans" style:font-size-asian="9.5pt" style:font-weight-asian="normal" style:font-name-complex="Liberation Sans2" style:font-size-complex="9.5pt" style:font-weight-complex="normal"/>
    </style:style>
    <style:style style:name="P29" style:family="paragraph" style:parent-style-name="Default">
      <loext:graphic-properties draw:fill="none"/>
      <style:paragraph-properties fo:margin-left="0cm" fo:margin-right="0cm" fo:margin-top="0cm" fo:margin-bottom="0cm" loext:contextual-spacing="false" style:line-height-at-least="0.353cm" fo:text-align="end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9.5pt" fo:font-weight="normal" officeooo:paragraph-rsid="001cffa1" style:font-name-asian="DejaVu Sans" style:font-size-asian="9.5pt" style:font-weight-asian="normal" style:font-name-complex="Liberation Sans2" style:font-size-complex="9.5pt" style:font-weight-complex="normal"/>
    </style:style>
    <style:style style:name="P30" style:family="paragraph" style:parent-style-name="Default">
      <loext:graphic-properties draw:fill="none"/>
      <style:paragraph-properties fo:margin-left="0cm" fo:margin-right="0cm" fo:margin-top="0cm" fo:margin-bottom="0cm" loext:contextual-spacing="false" style:line-height-at-least="0.353cm" fo:text-align="end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9.5pt" fo:font-weight="normal" officeooo:paragraph-rsid="001efedd" style:font-name-asian="DejaVu Sans" style:font-size-asian="9.5pt" style:font-weight-asian="normal" style:font-name-complex="Liberation Sans2" style:font-size-complex="9.5pt" style:font-weight-complex="normal"/>
    </style:style>
    <style:style style:name="P31" style:family="paragraph" style:parent-style-name="Default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/>
      </style:paragraph-properties>
      <style:text-properties fo:color="#817536" fo:font-size="2pt" officeooo:paragraph-rsid="001cffa1" style:font-size-asian="1.75pt" style:font-size-complex="2pt"/>
    </style:style>
    <style:style style:name="P32" style:family="paragraph" style:parent-style-name="Default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/>
      </style:paragraph-properties>
      <style:text-properties fo:color="#817536" fo:font-size="2pt" officeooo:paragraph-rsid="001cffa1" style:font-size-asian="1.75pt" style:font-size-complex="2pt"/>
    </style:style>
    <style:style style:name="P33" style:family="paragraph" style:parent-style-name="Default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/>
      </style:paragraph-properties>
      <style:text-properties fo:color="#817536" fo:font-size="2pt" officeooo:paragraph-rsid="001cffa1" style:font-size-asian="1.75pt" style:font-size-complex="2pt"/>
    </style:style>
    <style:style style:name="P34" style:family="paragraph" style:parent-style-name="Default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/>
      </style:paragraph-properties>
      <style:text-properties fo:color="#817536" fo:font-size="2pt" officeooo:paragraph-rsid="001cffa1" style:font-size-asian="1.75pt" style:font-size-complex="2pt"/>
    </style:style>
    <style:style style:name="P35" style:family="paragraph" style:parent-style-name="Default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/>
      </style:paragraph-properties>
      <style:text-properties fo:color="#817536" fo:font-size="2pt" officeooo:paragraph-rsid="001cffa1" style:font-size-asian="1.75pt" style:font-size-complex="2pt"/>
    </style:style>
    <style:style style:name="P36" style:family="paragraph" style:parent-style-name="Default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/>
      </style:paragraph-properties>
      <style:text-properties fo:color="#817536" fo:font-size="2pt" officeooo:paragraph-rsid="001efedd" style:font-size-asian="1.75pt" style:font-size-complex="2pt"/>
    </style:style>
    <style:style style:name="P37" style:family="paragraph" style:parent-style-name="Default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/>
      </style:paragraph-properties>
      <style:text-properties fo:color="#817536" fo:font-size="2pt" officeooo:paragraph-rsid="001efedd" style:font-size-asian="1.75pt" style:font-size-complex="2pt"/>
    </style:style>
    <style:style style:name="P38" style:family="paragraph" style:parent-style-name="Default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/>
      </style:paragraph-properties>
      <style:text-properties fo:color="#817536" fo:font-size="2pt" officeooo:paragraph-rsid="001efedd" style:font-size-asian="1.75pt" style:font-size-complex="2pt"/>
    </style:style>
    <style:style style:name="P39" style:family="paragraph" style:parent-style-name="Default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/>
      </style:paragraph-properties>
      <style:text-properties fo:color="#817536" fo:font-size="2pt" officeooo:paragraph-rsid="001efedd" style:font-size-asian="1.75pt" style:font-size-complex="2pt"/>
    </style:style>
    <style:style style:name="P40" style:family="paragraph" style:parent-style-name="Default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/>
      </style:paragraph-properties>
      <style:text-properties fo:color="#817536" fo:font-size="2pt" officeooo:paragraph-rsid="001efedd" style:font-size-asian="1.75pt" style:font-size-complex="2pt"/>
    </style:style>
    <style:style style:name="P41" style:family="paragraph" style:parent-style-name="Default">
      <loext:graphic-properties draw:fill="none"/>
      <style:paragraph-properties fo:margin-left="0.3cm" fo:margin-right="0cm" fo:margin-top="0cm" fo:margin-bottom="0cm" loext:contextual-spacing="false" style:line-height-at-least="0.353cm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8pt" fo:font-weight="bold" officeooo:paragraph-rsid="00155cdf" style:font-size-asian="8pt" style:font-weight-asian="bold" style:font-size-complex="8pt" style:font-weight-complex="bold"/>
    </style:style>
    <style:style style:name="P42" style:family="paragraph" style:parent-style-name="Default">
      <loext:graphic-properties draw:fill="none"/>
      <style:paragraph-properties fo:margin-left="0.3cm" fo:margin-right="0cm" fo:margin-top="0cm" fo:margin-bottom="0cm" loext:contextual-spacing="false" style:line-height-at-least="0.353cm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8pt" fo:font-weight="bold" officeooo:paragraph-rsid="001b1e53" style:font-size-asian="8pt" style:font-weight-asian="bold" style:font-size-complex="8pt" style:font-weight-complex="bold"/>
    </style:style>
    <style:style style:name="P43" style:family="paragraph" style:parent-style-name="Default">
      <loext:graphic-properties draw:fill="none"/>
      <style:paragraph-properties fo:margin-left="0.3cm" fo:margin-right="0cm" fo:margin-top="0cm" fo:margin-bottom="0cm" loext:contextual-spacing="false" style:line-height-at-least="0.353cm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8pt" fo:font-weight="normal" officeooo:paragraph-rsid="001b1e53" style:font-size-asian="8pt" style:font-weight-asian="normal" style:font-size-complex="8pt" style:font-weight-complex="normal"/>
    </style:style>
    <style:style style:name="P44" style:family="paragraph" style:parent-style-name="Default">
      <loext:graphic-properties draw:fill="none"/>
      <style:paragraph-properties fo:margin-left="0.3cm" fo:margin-right="0cm" fo:margin-top="0cm" fo:margin-bottom="0cm" loext:contextual-spacing="false" style:line-height-at-least="0.353cm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8pt" fo:font-weight="normal" officeooo:paragraph-rsid="001cffa1" style:font-size-asian="8pt" style:font-weight-asian="normal" style:font-size-complex="8pt" style:font-weight-complex="normal"/>
    </style:style>
    <style:style style:name="P45" style:family="paragraph" style:parent-style-name="Default">
      <loext:graphic-properties draw:fill="none"/>
      <style:paragraph-properties fo:margin-left="0.3cm" fo:margin-right="0cm" fo:margin-top="0cm" fo:margin-bottom="0cm" loext:contextual-spacing="false" style:line-height-at-least="0.353cm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8pt" fo:font-weight="normal" officeooo:paragraph-rsid="001efedd" style:font-size-asian="8pt" style:font-weight-asian="normal" style:font-size-complex="8pt" style:font-weight-complex="normal"/>
    </style:style>
    <style:style style:name="P46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164456" style:font-size-asian="6pt" style:font-size-complex="6pt"/>
    </style:style>
    <style:style style:name="P47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1b1e53" style:font-size-asian="6pt" style:font-size-complex="6pt"/>
    </style:style>
    <style:style style:name="P48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1b1e53" style:font-size-asian="6pt" style:font-size-complex="6pt"/>
    </style:style>
    <style:style style:name="P49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1cffa1" style:font-size-asian="6pt" style:font-size-complex="6pt"/>
    </style:style>
    <style:style style:name="P50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1cffa1" style:font-size-asian="6pt" style:font-size-complex="6pt"/>
    </style:style>
    <style:style style:name="P51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1cffa1" style:font-size-asian="6pt" style:font-size-complex="6pt"/>
    </style:style>
    <style:style style:name="P52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1cffa1" style:font-size-asian="6pt" style:font-size-complex="6pt"/>
    </style:style>
    <style:style style:name="P53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1cffa1" style:font-size-asian="6pt" style:font-size-complex="6pt"/>
    </style:style>
    <style:style style:name="P54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1cffa1" style:font-size-asian="6pt" style:font-size-complex="6pt"/>
    </style:style>
    <style:style style:name="P55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1efedd" style:font-size-asian="6pt" style:font-size-complex="6pt"/>
    </style:style>
    <style:style style:name="P56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1efedd" style:font-size-asian="6pt" style:font-size-complex="6pt"/>
    </style:style>
    <style:style style:name="P57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1efedd" style:font-size-asian="6pt" style:font-size-complex="6pt"/>
    </style:style>
    <style:style style:name="P58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1efedd" style:font-size-asian="6pt" style:font-size-complex="6pt"/>
    </style:style>
    <style:style style:name="P59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1efedd" style:font-size-asian="6pt" style:font-size-complex="6pt"/>
    </style:style>
    <style:style style:name="P6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817536" style:text-outline="false" style:text-line-through-style="none" style:text-line-through-type="none" style:font-name="Capone CG Light" fo:font-size="18pt" fo:font-style="normal" fo:text-shadow="none" style:text-underline-style="none" fo:font-weight="bold" officeooo:rsid="00155cdf" style:letter-kerning="true" style:font-size-asian="18pt" style:font-style-asian="normal" style:font-weight-asian="bold" style:font-size-complex="18pt" style:text-emphasize="none"/>
    </style:style>
    <style:style style:name="T2" style:family="text">
      <style:text-properties fo:color="#817536" style:text-outline="false" style:text-line-through-style="none" style:text-line-through-type="none" style:font-name="Capone CG Light" fo:font-style="normal" fo:text-shadow="none" style:text-underline-style="none" fo:font-weight="bold" officeooo:rsid="00155cdf" style:letter-kerning="true" style:font-style-asian="normal" style:font-weight-asian="bold" style:text-emphasize="none"/>
    </style:style>
    <style:style style:name="T3" style:family="text">
      <style:text-properties fo:color="#333333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4" style:family="text">
      <style:text-properties fo:color="#333333" style:text-outline="false" style:text-line-through-style="none" style:text-line-through-type="none" fo:font-style="normal" fo:text-shadow="none" style:text-underline-style="none" fo:font-weight="normal" officeooo:rsid="00155cdf" style:letter-kerning="true" style:font-style-asian="normal" style:font-weight-asian="normal" style:text-emphasize="none"/>
    </style:style>
    <style:style style:name="T5" style:family="text">
      <style:text-properties fo:color="#333333" style:text-outline="false" style:text-line-through-style="none" style:text-line-through-type="none" fo:font-style="normal" fo:text-shadow="none" style:text-underline-style="none" fo:font-weight="normal" officeooo:rsid="00181284" style:letter-kerning="true" style:font-style-asian="normal" style:font-weight-asian="normal" style:text-emphasize="none"/>
    </style:style>
    <style:style style:name="T6" style:family="text">
      <style:text-properties fo:color="#333333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style:letter-kerning="true" style:font-style-asian="normal" style:text-emphasize="none"/>
    </style:style>
    <style:style style:name="T8" style:family="text">
      <style:text-properties style:text-outline="false" style:text-line-through-style="none" style:text-line-through-type="none" fo:font-style="normal" fo:text-shadow="none" style:text-underline-style="none" officeooo:rsid="00155cdf" style:letter-kerning="true" style:font-style-asian="normal" style:text-emphasize="none"/>
    </style:style>
    <style:style style:name="T9" style:family="text">
      <style:text-properties style:text-outline="false" style:text-line-through-style="none" style:text-line-through-type="none" fo:font-style="normal" fo:text-shadow="none" style:text-underline-style="none" style:letter-kerning="true" style:font-style-asian="normal" style:text-emphasize="none"/>
    </style:style>
    <style:style style:name="T10" style:family="text">
      <style:text-properties style:text-outline="false" style:text-line-through-style="none" style:text-line-through-type="none" fo:font-style="normal" fo:text-shadow="none" style:text-underline-style="none" officeooo:rsid="00196aa3" style:letter-kerning="true" style:font-style-asian="normal" style:text-emphasize="none"/>
    </style:style>
    <style:style style:name="T11" style:family="text">
      <style:text-properties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12" style:family="text">
      <style:text-properties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13" style:family="text">
      <style:text-properties style:text-outline="false" style:text-line-through-style="none" style:text-line-through-type="none" fo:font-style="normal" fo:text-shadow="none" style:text-underline-style="none" fo:font-weight="normal" officeooo:rsid="00181284" style:letter-kerning="true" style:font-style-asian="normal" style:font-weight-asian="normal" style:text-emphasize="none"/>
    </style:style>
    <style:style style:name="T14" style:family="text">
      <style:text-properties style:text-outline="false" style:text-line-through-style="none" style:text-line-through-type="none" fo:font-style="normal" fo:text-shadow="none" style:text-underline-style="none" fo:font-weight="normal" officeooo:rsid="00155cdf" style:letter-kerning="true" style:font-style-asian="normal" style:font-weight-asian="normal" style:text-emphasize="none"/>
    </style:style>
    <style:style style:name="T15" style:family="text">
      <style:text-properties style:text-outline="false" style:text-line-through-style="none" style:text-line-through-type="none" style:font-name="Capone CG Light" fo:font-size="18pt" fo:font-style="normal" fo:text-shadow="none" style:text-underline-style="none" fo:font-weight="bold" officeooo:rsid="00155cdf" style:letter-kerning="true" style:font-size-asian="18pt" style:font-style-asian="normal" style:font-weight-asian="bold" style:font-size-complex="18pt" style:text-emphasize="none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Labels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fo:margin-left="0.7cm" fo:margin-right="0.3cm" fo:margin-top="0.7cm" fo:margin-bottom="0.101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3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2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13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4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8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6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3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2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4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8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6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3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2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4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8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6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3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2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4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8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6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3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2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4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8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6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3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2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4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8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6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3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2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4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8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6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3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2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4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8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6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3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2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4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8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6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3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2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4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8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6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469cm" svg:y="0.9cm" svg:width="9.901cm" svg:height="5.579cm" draw:z-index="0">
        <draw:text-box>
          <text:p text:style-name="P36"><draw:frame draw:style-name="fr3" draw:name="Image10" text:anchor-type="paragraph" svg:x="0.28cm" svg:y="0.28cm" svg:width="2.722cm" svg:height="2.722cm" draw:z-index="73"><draw:image xlink:href="Pictures/1000020100000320000003207BDBDC8DC09FB9B7.png" xlink:type="simple" xlink:show="embed" xlink:actuate="onLoad" loext:mime-type="image/png"/></draw:frame></text:p>
          <text:p text:style-name="P16"><text:span text:style-name="T15">Brownie</text:span></text:p>
          <text:p text:style-name="P12"><text:span text:style-name="T7">Pedaços de Chocolate Branco</text:span></text:p>
          <text:p text:style-name="P19"><text:span text:style-name="T7"/></text:p>
          <text:p text:style-name="P55"><text:span text:style-name="T11">Ingredientes:</text:span><text:span text:style-name="T12"> chocolate branco, açúcar mascavo, chocolate meio amargo, </text:span><text:span text:style-name="T13">manteiga, farinha de trigo, ovos, gengibre em pó, canela em pó, bicarbonato de sódio e sal.</text:span></text:p>
          <text:p text:style-name="P8"/>
          <table:table table:name="Table10" table:style-name="Table10">
            <table:table-column table:style-name="Table10.A" table:number-columns-repeated="2"/>
            <table:table-row>
              <table:table-cell table:style-name="Table10.A1" office:value-type="string">
                <text:p text:style-name="P30"><draw:frame text:anchor-type="paragraph" draw:z-index="74" draw:name="Shape2" draw:style-name="gr47" draw:text-style-name="P60" svg:width="0.251cm" svg:height="0.251cm" svg:x="4.082cm" svg:y="0.048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draw:frame text:anchor-type="paragraph" draw:z-index="76" draw:name="Shape4" draw:style-name="gr3" draw:text-style-name="P60" svg:width="0.251cm" svg:height="0.251cm" svg:x="4.071cm" svg:y="0.612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pan text:style-name="T8">1</text:span><text:span text:style-name="T7">5 98831 4776 <text:s text:c="11"/></text:span></text:p>
              </table:table-cell>
              <table:table-cell table:style-name="Table10.A1" office:value-type="string">
                <text:p text:style-name="P27"><draw:frame text:anchor-type="paragraph" draw:z-index="77" draw:name="Shape1" draw:style-name="gr49" draw:text-style-name="P60" svg:width="0.251cm" svg:height="0.251cm" svg:x="0.945cm" svg:y="0.034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<draw:frame text:anchor-type="paragraph" draw:z-index="78" draw:name="Shape5" draw:style-name="gr50" draw:text-style-name="P60" svg:width="0.251cm" svg:height="0.251cm" svg:x="0.307cm" svg:y="0.014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draw:frame text:anchor-type="paragraph" draw:z-index="79" draw:name="Shape6" draw:style-name="gr51" draw:text-style-name="P60" svg:width="0.251cm" svg:height="0.251cm" svg:x="0.616cm" svg:y="0.023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pan text:style-name="T7"><text:s text:c="19"/>/afetocampolim</text:span></text:p>
              </table:table-cell>
            </table:table-row>
            <table:table-row>
              <table:table-cell table:style-name="Table10.A1" office:value-type="string">
                <text:p text:style-name="P30"><draw:frame text:anchor-type="paragraph" draw:z-index="75" draw:name="Shape3" draw:style-name="gr48" draw:text-style-name="P60" svg:width="0.251cm" svg:height="0.251cm" svg:x="5.249cm" svg:y="0.102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pan text:style-name="T7">afetocampolim.com.br <text:s text:c="11"/></text:span></text:p>
              </table:table-cell>
              <table:table-cell table:style-name="Table10.A1" office:value-type="string">
                <text:p text:style-name="P27"><text:span text:style-name="T7"><text:s text:c="9"/>contato@afetocampolim.com.br </text:span></text:p>
              </table:table-cell>
            </table:table-row>
          </table:table>
          <text:p text:style-name="P45"><text:span text:style-name="T8"><text:s text:c="3"/></text:span><text:span text:style-name="T7"><text:s text:c="3"/></text:span></text:p>
          <text:p text:style-name="P3"><text:span text:style-name="T7">Fab</text:span><text:span text:style-name="T10">ricação</text:span><text:span text:style-name="T7">:_____/_____/_____ <text:s/>Val</text:span><text:span text:style-name="T10">idade</text:span><text:span text:style-name="T7">:_____/_____/_____</text:span></text:p>
        </draw:text-box>
      </draw:frame>
      <draw:frame draw:style-name="fr2" draw:name="Frame2" text:anchor-type="page" text:anchor-page-number="1" svg:x="10.629cm" svg:y="0.9cm" svg:width="9.901cm" svg:height="5.579cm" draw:z-index="1">
        <draw:text-box>
          <text:p text:style-name="P36"><draw:frame draw:style-name="fr3" draw:name="Image9" text:anchor-type="paragraph" svg:x="0.28cm" svg:y="0.28cm" svg:width="2.722cm" svg:height="2.722cm" draw:z-index="66"><draw:image xlink:href="Pictures/1000020100000320000003207BDBDC8DC09FB9B7.png" xlink:type="simple" xlink:show="embed" xlink:actuate="onLoad" loext:mime-type="image/png"/></draw:frame></text:p>
          <text:p text:style-name="P16"><text:span text:style-name="T15">Brownie</text:span></text:p>
          <text:p text:style-name="P12"><text:span text:style-name="T7">Pedaços de Chocolate Branco</text:span></text:p>
          <text:p text:style-name="P19"><text:span text:style-name="T7"/></text:p>
          <text:p text:style-name="P55"><text:span text:style-name="T11">Ingredientes:</text:span><text:span text:style-name="T12"> chocolate branco, açúcar mascavo, chocolate meio amargo, </text:span><text:span text:style-name="T13">manteiga, farinha de trigo, ovos, gengibre em pó, canela em pó, bicarbonato de sódio e sal.</text:span></text:p>
          <text:p text:style-name="P8"/>
          <table:table table:name="Table9" table:style-name="Table9">
            <table:table-column table:style-name="Table9.A" table:number-columns-repeated="2"/>
            <table:table-row>
              <table:table-cell table:style-name="Table9.A1" office:value-type="string">
                <text:p text:style-name="P30"><draw:frame text:anchor-type="paragraph" draw:z-index="67" draw:name="Shape2" draw:style-name="gr42" draw:text-style-name="P60" svg:width="0.251cm" svg:height="0.251cm" svg:x="4.082cm" svg:y="0.048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draw:frame text:anchor-type="paragraph" draw:z-index="69" draw:name="Shape4" draw:style-name="gr3" draw:text-style-name="P60" svg:width="0.251cm" svg:height="0.251cm" svg:x="4.071cm" svg:y="0.612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pan text:style-name="T8">1</text:span><text:span text:style-name="T7">5 98831 4776 <text:s text:c="11"/></text:span></text:p>
              </table:table-cell>
              <table:table-cell table:style-name="Table9.A1" office:value-type="string">
                <text:p text:style-name="P27"><draw:frame text:anchor-type="paragraph" draw:z-index="70" draw:name="Shape1" draw:style-name="gr44" draw:text-style-name="P60" svg:width="0.251cm" svg:height="0.251cm" svg:x="0.945cm" svg:y="0.034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<draw:frame text:anchor-type="paragraph" draw:z-index="71" draw:name="Shape5" draw:style-name="gr45" draw:text-style-name="P60" svg:width="0.251cm" svg:height="0.251cm" svg:x="0.307cm" svg:y="0.014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draw:frame text:anchor-type="paragraph" draw:z-index="72" draw:name="Shape6" draw:style-name="gr46" draw:text-style-name="P60" svg:width="0.251cm" svg:height="0.251cm" svg:x="0.616cm" svg:y="0.023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pan text:style-name="T7"><text:s text:c="19"/>/afetocampolim</text:span></text:p>
              </table:table-cell>
            </table:table-row>
            <table:table-row>
              <table:table-cell table:style-name="Table9.A1" office:value-type="string">
                <text:p text:style-name="P30"><draw:frame text:anchor-type="paragraph" draw:z-index="68" draw:name="Shape3" draw:style-name="gr43" draw:text-style-name="P60" svg:width="0.251cm" svg:height="0.251cm" svg:x="5.249cm" svg:y="0.102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pan text:style-name="T7">afetocampolim.com.br <text:s text:c="11"/></text:span></text:p>
              </table:table-cell>
              <table:table-cell table:style-name="Table9.A1" office:value-type="string">
                <text:p text:style-name="P27"><text:span text:style-name="T7"><text:s text:c="9"/>contato@afetocampolim.com.br </text:span></text:p>
              </table:table-cell>
            </table:table-row>
          </table:table>
          <text:p text:style-name="P45"><text:span text:style-name="T8"><text:s text:c="3"/></text:span><text:span text:style-name="T7"><text:s text:c="3"/></text:span></text:p>
          <text:p text:style-name="P3"><text:span text:style-name="T7">Fab</text:span><text:span text:style-name="T10">ricação</text:span><text:span text:style-name="T7">:_____/_____/_____ <text:s/>Val</text:span><text:span text:style-name="T10">idade</text:span><text:span text:style-name="T7">:_____/_____/_____</text:span></text:p>
        </draw:text-box>
      </draw:frame>
      <draw:frame draw:style-name="fr2" draw:name="Frame3" text:anchor-type="page" text:anchor-page-number="1" svg:x="0.469cm" svg:y="6.479cm" svg:width="9.901cm" svg:height="5.579cm" draw:z-index="2">
        <draw:text-box>
          <text:p text:style-name="P36"><draw:frame draw:style-name="fr3" draw:name="Image7" text:anchor-type="paragraph" svg:x="0.28cm" svg:y="0.28cm" svg:width="2.722cm" svg:height="2.722cm" draw:z-index="52"><draw:image xlink:href="Pictures/1000020100000320000003207BDBDC8DC09FB9B7.png" xlink:type="simple" xlink:show="embed" xlink:actuate="onLoad" loext:mime-type="image/png"/></draw:frame></text:p>
          <text:p text:style-name="P16"><text:span text:style-name="T15">Brownie</text:span></text:p>
          <text:p text:style-name="P12"><text:span text:style-name="T7">Pedaços de Chocolate Branco</text:span></text:p>
          <text:p text:style-name="P19"><text:span text:style-name="T7"/></text:p>
          <text:p text:style-name="P55"><text:span text:style-name="T11">Ingredientes:</text:span><text:span text:style-name="T12"> chocolate branco, açúcar mascavo, chocolate meio amargo, </text:span><text:span text:style-name="T13">manteiga, farinha de trigo, ovos, gengibre em pó, canela em pó, bicarbonato de sódio e sal.</text:span></text:p>
          <text:p text:style-name="P8"/>
          <table:table table:name="Table7" table:style-name="Table7">
            <table:table-column table:style-name="Table7.A" table:number-columns-repeated="2"/>
            <table:table-row>
              <table:table-cell table:style-name="Table7.A1" office:value-type="string">
                <text:p text:style-name="P30"><draw:frame text:anchor-type="paragraph" draw:z-index="53" draw:name="Shape2" draw:style-name="gr32" draw:text-style-name="P60" svg:width="0.251cm" svg:height="0.251cm" svg:x="4.082cm" svg:y="0.048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draw:frame text:anchor-type="paragraph" draw:z-index="55" draw:name="Shape4" draw:style-name="gr3" draw:text-style-name="P60" svg:width="0.251cm" svg:height="0.251cm" svg:x="4.071cm" svg:y="0.612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pan text:style-name="T8">1</text:span><text:span text:style-name="T7">5 98831 4776 <text:s text:c="11"/></text:span></text:p>
              </table:table-cell>
              <table:table-cell table:style-name="Table7.A1" office:value-type="string">
                <text:p text:style-name="P27"><draw:frame text:anchor-type="paragraph" draw:z-index="56" draw:name="Shape1" draw:style-name="gr34" draw:text-style-name="P60" svg:width="0.251cm" svg:height="0.251cm" svg:x="0.945cm" svg:y="0.034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<draw:frame text:anchor-type="paragraph" draw:z-index="57" draw:name="Shape5" draw:style-name="gr35" draw:text-style-name="P60" svg:width="0.251cm" svg:height="0.251cm" svg:x="0.307cm" svg:y="0.014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draw:frame text:anchor-type="paragraph" draw:z-index="58" draw:name="Shape6" draw:style-name="gr36" draw:text-style-name="P60" svg:width="0.251cm" svg:height="0.251cm" svg:x="0.616cm" svg:y="0.023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pan text:style-name="T7"><text:s text:c="19"/>/afetocampolim</text:span></text:p>
              </table:table-cell>
            </table:table-row>
            <table:table-row>
              <table:table-cell table:style-name="Table7.A1" office:value-type="string">
                <text:p text:style-name="P30"><draw:frame text:anchor-type="paragraph" draw:z-index="54" draw:name="Shape3" draw:style-name="gr33" draw:text-style-name="P60" svg:width="0.251cm" svg:height="0.251cm" svg:x="5.249cm" svg:y="0.102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pan text:style-name="T7">afetocampolim.com.br <text:s text:c="11"/></text:span></text:p>
              </table:table-cell>
              <table:table-cell table:style-name="Table7.A1" office:value-type="string">
                <text:p text:style-name="P27"><text:span text:style-name="T7"><text:s text:c="9"/>contato@afetocampolim.com.br </text:span></text:p>
              </table:table-cell>
            </table:table-row>
          </table:table>
          <text:p text:style-name="P45"><text:span text:style-name="T8"><text:s text:c="3"/></text:span><text:span text:style-name="T7"><text:s text:c="3"/></text:span></text:p>
          <text:p text:style-name="P3"><text:span text:style-name="T7">Fab</text:span><text:span text:style-name="T10">ricação</text:span><text:span text:style-name="T7">:_____/_____/_____ <text:s/>Val</text:span><text:span text:style-name="T10">idade</text:span><text:span text:style-name="T7">:_____/_____/_____</text:span></text:p>
        </draw:text-box>
      </draw:frame>
      <draw:frame draw:style-name="fr2" draw:name="Frame4" text:anchor-type="page" text:anchor-page-number="1" svg:x="10.629cm" svg:y="6.479cm" svg:width="9.901cm" svg:height="5.579cm" draw:z-index="3">
        <draw:text-box>
          <text:p text:style-name="P36"><draw:frame draw:style-name="fr3" draw:name="Image8" text:anchor-type="paragraph" svg:x="0.28cm" svg:y="0.28cm" svg:width="2.722cm" svg:height="2.722cm" draw:z-index="59"><draw:image xlink:href="Pictures/1000020100000320000003207BDBDC8DC09FB9B7.png" xlink:type="simple" xlink:show="embed" xlink:actuate="onLoad" loext:mime-type="image/png"/></draw:frame></text:p>
          <text:p text:style-name="P16"><text:span text:style-name="T15">Brownie</text:span></text:p>
          <text:p text:style-name="P12"><text:span text:style-name="T7">Pedaços de Chocolate Branco</text:span></text:p>
          <text:p text:style-name="P19"><text:span text:style-name="T7"/></text:p>
          <text:p text:style-name="P55"><text:span text:style-name="T11">Ingredientes:</text:span><text:span text:style-name="T12"> chocolate branco, açúcar mascavo, chocolate meio amargo, </text:span><text:span text:style-name="T13">manteiga, farinha de trigo, ovos, gengibre em pó, canela em pó, bicarbonato de sódio e sal.</text:span></text:p>
          <text:p text:style-name="P8"/>
          <table:table table:name="Table8" table:style-name="Table8">
            <table:table-column table:style-name="Table8.A" table:number-columns-repeated="2"/>
            <table:table-row>
              <table:table-cell table:style-name="Table8.A1" office:value-type="string">
                <text:p text:style-name="P30"><draw:frame text:anchor-type="paragraph" draw:z-index="60" draw:name="Shape2" draw:style-name="gr37" draw:text-style-name="P60" svg:width="0.251cm" svg:height="0.251cm" svg:x="4.082cm" svg:y="0.048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draw:frame text:anchor-type="paragraph" draw:z-index="62" draw:name="Shape4" draw:style-name="gr3" draw:text-style-name="P60" svg:width="0.251cm" svg:height="0.251cm" svg:x="4.071cm" svg:y="0.612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pan text:style-name="T8">1</text:span><text:span text:style-name="T7">5 98831 4776 <text:s text:c="11"/></text:span></text:p>
              </table:table-cell>
              <table:table-cell table:style-name="Table8.A1" office:value-type="string">
                <text:p text:style-name="P27"><draw:frame text:anchor-type="paragraph" draw:z-index="63" draw:name="Shape1" draw:style-name="gr39" draw:text-style-name="P60" svg:width="0.251cm" svg:height="0.251cm" svg:x="0.945cm" svg:y="0.034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<draw:frame text:anchor-type="paragraph" draw:z-index="64" draw:name="Shape5" draw:style-name="gr40" draw:text-style-name="P60" svg:width="0.251cm" svg:height="0.251cm" svg:x="0.307cm" svg:y="0.014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draw:frame text:anchor-type="paragraph" draw:z-index="65" draw:name="Shape6" draw:style-name="gr41" draw:text-style-name="P60" svg:width="0.251cm" svg:height="0.251cm" svg:x="0.616cm" svg:y="0.023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pan text:style-name="T7"><text:s text:c="19"/>/afetocampolim</text:span></text:p>
              </table:table-cell>
            </table:table-row>
            <table:table-row>
              <table:table-cell table:style-name="Table8.A1" office:value-type="string">
                <text:p text:style-name="P30"><draw:frame text:anchor-type="paragraph" draw:z-index="61" draw:name="Shape3" draw:style-name="gr38" draw:text-style-name="P60" svg:width="0.251cm" svg:height="0.251cm" svg:x="5.249cm" svg:y="0.102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pan text:style-name="T7">afetocampolim.com.br <text:s text:c="11"/></text:span></text:p>
              </table:table-cell>
              <table:table-cell table:style-name="Table8.A1" office:value-type="string">
                <text:p text:style-name="P27"><text:span text:style-name="T7"><text:s text:c="9"/>contato@afetocampolim.com.br </text:span></text:p>
              </table:table-cell>
            </table:table-row>
          </table:table>
          <text:p text:style-name="P45"><text:span text:style-name="T8"><text:s text:c="3"/></text:span><text:span text:style-name="T7"><text:s text:c="3"/></text:span></text:p>
          <text:p text:style-name="P3"><text:span text:style-name="T7">Fab</text:span><text:span text:style-name="T10">ricação</text:span><text:span text:style-name="T7">:_____/_____/_____ <text:s/>Val</text:span><text:span text:style-name="T10">idade</text:span><text:span text:style-name="T7">:_____/_____/_____</text:span></text:p>
        </draw:text-box>
      </draw:frame>
      <draw:frame draw:style-name="fr2" draw:name="Frame5" text:anchor-type="page" text:anchor-page-number="1" svg:x="0.469cm" svg:y="12.058cm" svg:width="9.901cm" svg:height="5.579cm" draw:z-index="4">
        <draw:text-box>
          <text:p text:style-name="P31"><draw:frame draw:style-name="fr3" draw:name="Image1" text:anchor-type="paragraph" svg:x="0.28cm" svg:y="0.28cm" svg:width="2.722cm" svg:height="2.722cm" draw:z-index="10"><draw:image xlink:href="Pictures/1000020100000320000003207BDBDC8DC09FB9B7.png" xlink:type="simple" xlink:show="embed" xlink:actuate="onLoad" loext:mime-type="image/png"/></draw:frame></text:p>
          <text:p text:style-name="P15"><text:span text:style-name="T15">Brownie</text:span></text:p>
          <text:p text:style-name="P11"><text:span text:style-name="T7">Pedaços de Chocolate Branco</text:span></text:p>
          <text:p text:style-name="P18"><text:span text:style-name="T7"/></text:p>
          <text:p text:style-name="P49"><text:span text:style-name="T11">Ingredientes:</text:span><text:span text:style-name="T12"> chocolate branco, açúcar mascavo, chocolate meio amargo, </text:span><text:span text:style-name="T13">manteiga, farinha de trigo, ovos, gengibre em pó, canela em pó, bicarbonato de sódio e sal.</text:span></text:p>
          <text:p text:style-name="P7"/>
          <table:table table:name="Table2" table:style-name="Table2">
            <table:table-column table:style-name="Table2.A" table:number-columns-repeated="2"/>
            <table:table-row>
              <table:table-cell table:style-name="Table2.A1" office:value-type="string">
                <text:p text:style-name="P29"><draw:frame text:anchor-type="paragraph" draw:z-index="11" draw:name="Shape2" draw:style-name="gr1" draw:text-style-name="P60" svg:width="0.251cm" svg:height="0.251cm" svg:x="4.082cm" svg:y="0.048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draw:frame text:anchor-type="paragraph" draw:z-index="13" draw:name="Shape4" draw:style-name="gr3" draw:text-style-name="P60" svg:width="0.251cm" svg:height="0.251cm" svg:x="4.071cm" svg:y="0.612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pan text:style-name="T8">1</text:span><text:span text:style-name="T7">5 98831 4776 <text:s text:c="11"/></text:span></text:p>
              </table:table-cell>
              <table:table-cell table:style-name="Table2.A1" office:value-type="string">
                <text:p text:style-name="P26"><draw:frame text:anchor-type="paragraph" draw:z-index="14" draw:name="Shape1" draw:style-name="gr4" draw:text-style-name="P60" svg:width="0.251cm" svg:height="0.251cm" svg:x="0.945cm" svg:y="0.034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<draw:frame text:anchor-type="paragraph" draw:z-index="15" draw:name="Shape5" draw:style-name="gr5" draw:text-style-name="P60" svg:width="0.251cm" svg:height="0.251cm" svg:x="0.307cm" svg:y="0.014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draw:frame text:anchor-type="paragraph" draw:z-index="16" draw:name="Shape6" draw:style-name="gr6" draw:text-style-name="P60" svg:width="0.251cm" svg:height="0.251cm" svg:x="0.616cm" svg:y="0.023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pan text:style-name="T7"><text:s text:c="19"/>/afetocampolim</text:span></text:p>
              </table:table-cell>
            </table:table-row>
            <table:table-row>
              <table:table-cell table:style-name="Table2.A1" office:value-type="string">
                <text:p text:style-name="P29"><draw:frame text:anchor-type="paragraph" draw:z-index="12" draw:name="Shape3" draw:style-name="gr2" draw:text-style-name="P60" svg:width="0.251cm" svg:height="0.251cm" svg:x="5.249cm" svg:y="0.102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pan text:style-name="T7">afetocampolim.com.br <text:s text:c="11"/></text:span></text:p>
              </table:table-cell>
              <table:table-cell table:style-name="Table2.A1" office:value-type="string">
                <text:p text:style-name="P26"><text:span text:style-name="T7"><text:s text:c="9"/>contato@afetocampolim.com.br </text:span></text:p>
              </table:table-cell>
            </table:table-row>
          </table:table>
          <text:p text:style-name="P44"><text:span text:style-name="T8"><text:s text:c="3"/></text:span><text:span text:style-name="T7"><text:s text:c="3"/></text:span></text:p>
          <text:p text:style-name="P1"><text:span text:style-name="T7">Fab</text:span><text:span text:style-name="T10">ricação</text:span><text:span text:style-name="T7">:_____/_____/_____ <text:s/>Val</text:span><text:span text:style-name="T10">idade</text:span><text:span text:style-name="T7">:_____/_____/_____</text:span></text:p>
        </draw:text-box>
      </draw:frame>
      <draw:frame draw:style-name="fr2" draw:name="Frame6" text:anchor-type="page" text:anchor-page-number="1" svg:x="10.629cm" svg:y="12.058cm" svg:width="9.901cm" svg:height="5.579cm" draw:z-index="5">
        <draw:text-box>
          <text:p text:style-name="P31"><draw:frame draw:style-name="fr3" draw:name="Image3" text:anchor-type="paragraph" svg:x="0.28cm" svg:y="0.28cm" svg:width="2.722cm" svg:height="2.722cm" draw:z-index="17"><draw:image xlink:href="Pictures/1000020100000320000003207BDBDC8DC09FB9B7.png" xlink:type="simple" xlink:show="embed" xlink:actuate="onLoad" loext:mime-type="image/png"/></draw:frame></text:p>
          <text:p text:style-name="P15"><text:span text:style-name="T15">Brownie</text:span></text:p>
          <text:p text:style-name="P11"><text:span text:style-name="T7">Pedaços de Chocolate Branco</text:span></text:p>
          <text:p text:style-name="P18"><text:span text:style-name="T7"/></text:p>
          <text:p text:style-name="P49"><text:span text:style-name="T11">Ingredientes:</text:span><text:span text:style-name="T12"> chocolate branco, açúcar mascavo, chocolate meio amargo, </text:span><text:span text:style-name="T13">manteiga, farinha de trigo, ovos, gengibre em pó, canela em pó, bicarbonato de sódio e sal.</text:span></text:p>
          <text:p text:style-name="P7"/>
          <table:table table:name="Table3" table:style-name="Table3">
            <table:table-column table:style-name="Table3.A" table:number-columns-repeated="2"/>
            <table:table-row>
              <table:table-cell table:style-name="Table3.A1" office:value-type="string">
                <text:p text:style-name="P29"><draw:frame text:anchor-type="paragraph" draw:z-index="18" draw:name="Shape2" draw:style-name="gr7" draw:text-style-name="P60" svg:width="0.251cm" svg:height="0.251cm" svg:x="4.082cm" svg:y="0.048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draw:frame text:anchor-type="paragraph" draw:z-index="20" draw:name="Shape4" draw:style-name="gr3" draw:text-style-name="P60" svg:width="0.251cm" svg:height="0.251cm" svg:x="4.071cm" svg:y="0.612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pan text:style-name="T8">1</text:span><text:span text:style-name="T7">5 98831 4776 <text:s text:c="11"/></text:span></text:p>
              </table:table-cell>
              <table:table-cell table:style-name="Table3.A1" office:value-type="string">
                <text:p text:style-name="P26"><draw:frame text:anchor-type="paragraph" draw:z-index="21" draw:name="Shape1" draw:style-name="gr9" draw:text-style-name="P60" svg:width="0.251cm" svg:height="0.251cm" svg:x="0.945cm" svg:y="0.034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<draw:frame text:anchor-type="paragraph" draw:z-index="22" draw:name="Shape5" draw:style-name="gr10" draw:text-style-name="P60" svg:width="0.251cm" svg:height="0.251cm" svg:x="0.307cm" svg:y="0.014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draw:frame text:anchor-type="paragraph" draw:z-index="23" draw:name="Shape6" draw:style-name="gr11" draw:text-style-name="P60" svg:width="0.251cm" svg:height="0.251cm" svg:x="0.616cm" svg:y="0.023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pan text:style-name="T7"><text:s text:c="19"/>/afetocampolim</text:span></text:p>
              </table:table-cell>
            </table:table-row>
            <table:table-row>
              <table:table-cell table:style-name="Table3.A1" office:value-type="string">
                <text:p text:style-name="P29"><draw:frame text:anchor-type="paragraph" draw:z-index="19" draw:name="Shape3" draw:style-name="gr8" draw:text-style-name="P60" svg:width="0.251cm" svg:height="0.251cm" svg:x="5.249cm" svg:y="0.102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pan text:style-name="T7">afetocampolim.com.br <text:s text:c="11"/></text:span></text:p>
              </table:table-cell>
              <table:table-cell table:style-name="Table3.A1" office:value-type="string">
                <text:p text:style-name="P26"><text:span text:style-name="T7"><text:s text:c="9"/>contato@afetocampolim.com.br </text:span></text:p>
              </table:table-cell>
            </table:table-row>
          </table:table>
          <text:p text:style-name="P44"><text:span text:style-name="T8"><text:s text:c="3"/></text:span><text:span text:style-name="T7"><text:s text:c="3"/></text:span></text:p>
          <text:p text:style-name="P1"><text:span text:style-name="T7">Fab</text:span><text:span text:style-name="T10">ricação</text:span><text:span text:style-name="T7">:_____/_____/_____ <text:s/>Val</text:span><text:span text:style-name="T10">idade</text:span><text:span text:style-name="T7">:_____/_____/_____</text:span></text:p>
        </draw:text-box>
      </draw:frame>
      <draw:frame draw:style-name="fr2" draw:name="Frame7" text:anchor-type="page" text:anchor-page-number="1" svg:x="0.469cm" svg:y="17.637cm" svg:width="9.901cm" svg:height="5.579cm" draw:z-index="6">
        <draw:text-box>
          <text:p text:style-name="P31"><draw:frame draw:style-name="fr3" draw:name="Image4" text:anchor-type="paragraph" svg:x="0.28cm" svg:y="0.28cm" svg:width="2.722cm" svg:height="2.722cm" draw:z-index="24"><draw:image xlink:href="Pictures/1000020100000320000003207BDBDC8DC09FB9B7.png" xlink:type="simple" xlink:show="embed" xlink:actuate="onLoad" loext:mime-type="image/png"/></draw:frame></text:p>
          <text:p text:style-name="P15"><text:span text:style-name="T15">Brownie</text:span></text:p>
          <text:p text:style-name="P11"><text:span text:style-name="T7">Pedaços de Chocolate Branco</text:span></text:p>
          <text:p text:style-name="P18"><text:span text:style-name="T7"/></text:p>
          <text:p text:style-name="P49"><text:span text:style-name="T11">Ingredientes:</text:span><text:span text:style-name="T12"> chocolate branco, açúcar mascavo, chocolate meio amargo, </text:span><text:span text:style-name="T13">manteiga, farinha de trigo, ovos, gengibre em pó, canela em pó, bicarbonato de sódio e sal.</text:span></text:p>
          <text:p text:style-name="P7"/>
          <table:table table:name="Table4" table:style-name="Table4">
            <table:table-column table:style-name="Table4.A" table:number-columns-repeated="2"/>
            <table:table-row>
              <table:table-cell table:style-name="Table4.A1" office:value-type="string">
                <text:p text:style-name="P29"><draw:frame text:anchor-type="paragraph" draw:z-index="25" draw:name="Shape2" draw:style-name="gr12" draw:text-style-name="P60" svg:width="0.251cm" svg:height="0.251cm" svg:x="4.082cm" svg:y="0.048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draw:frame text:anchor-type="paragraph" draw:z-index="27" draw:name="Shape4" draw:style-name="gr3" draw:text-style-name="P60" svg:width="0.251cm" svg:height="0.251cm" svg:x="4.071cm" svg:y="0.612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pan text:style-name="T8">1</text:span><text:span text:style-name="T7">5 98831 4776 <text:s text:c="11"/></text:span></text:p>
              </table:table-cell>
              <table:table-cell table:style-name="Table4.A1" office:value-type="string">
                <text:p text:style-name="P26"><draw:frame text:anchor-type="paragraph" draw:z-index="28" draw:name="Shape1" draw:style-name="gr14" draw:text-style-name="P60" svg:width="0.251cm" svg:height="0.251cm" svg:x="0.945cm" svg:y="0.034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<draw:frame text:anchor-type="paragraph" draw:z-index="29" draw:name="Shape5" draw:style-name="gr15" draw:text-style-name="P60" svg:width="0.251cm" svg:height="0.251cm" svg:x="0.307cm" svg:y="0.014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draw:frame text:anchor-type="paragraph" draw:z-index="30" draw:name="Shape6" draw:style-name="gr16" draw:text-style-name="P60" svg:width="0.251cm" svg:height="0.251cm" svg:x="0.616cm" svg:y="0.023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pan text:style-name="T7"><text:s text:c="19"/>/afetocampolim</text:span></text:p>
              </table:table-cell>
            </table:table-row>
            <table:table-row>
              <table:table-cell table:style-name="Table4.A1" office:value-type="string">
                <text:p text:style-name="P29"><draw:frame text:anchor-type="paragraph" draw:z-index="26" draw:name="Shape3" draw:style-name="gr13" draw:text-style-name="P60" svg:width="0.251cm" svg:height="0.251cm" svg:x="5.249cm" svg:y="0.102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pan text:style-name="T7">afetocampolim.com.br <text:s text:c="11"/></text:span></text:p>
              </table:table-cell>
              <table:table-cell table:style-name="Table4.A1" office:value-type="string">
                <text:p text:style-name="P26"><text:span text:style-name="T7"><text:s text:c="9"/>contato@afetocampolim.com.br </text:span></text:p>
              </table:table-cell>
            </table:table-row>
          </table:table>
          <text:p text:style-name="P44"><text:span text:style-name="T8"><text:s text:c="3"/></text:span><text:span text:style-name="T7"><text:s text:c="3"/></text:span></text:p>
          <text:p text:style-name="P1"><text:span text:style-name="T7">Fab</text:span><text:span text:style-name="T10">ricação</text:span><text:span text:style-name="T7">:_____/_____/_____ <text:s/>Val</text:span><text:span text:style-name="T10">idade</text:span><text:span text:style-name="T7">:_____/_____/_____</text:span></text:p>
        </draw:text-box>
      </draw:frame>
      <draw:frame draw:style-name="fr2" draw:name="Frame8" text:anchor-type="page" text:anchor-page-number="1" svg:x="10.629cm" svg:y="17.637cm" svg:width="9.901cm" svg:height="5.579cm" draw:z-index="7">
        <draw:text-box>
          <text:p text:style-name="P31"><draw:frame draw:style-name="fr3" draw:name="Image5" text:anchor-type="paragraph" svg:x="0.28cm" svg:y="0.28cm" svg:width="2.722cm" svg:height="2.722cm" draw:z-index="31"><draw:image xlink:href="Pictures/1000020100000320000003207BDBDC8DC09FB9B7.png" xlink:type="simple" xlink:show="embed" xlink:actuate="onLoad" loext:mime-type="image/png"/></draw:frame></text:p>
          <text:p text:style-name="P15"><text:span text:style-name="T15">Brownie</text:span></text:p>
          <text:p text:style-name="P11"><text:span text:style-name="T7">Pedaços de Chocolate Branco</text:span></text:p>
          <text:p text:style-name="P18"><text:span text:style-name="T7"/></text:p>
          <text:p text:style-name="P49"><text:span text:style-name="T11">Ingredientes:</text:span><text:span text:style-name="T12"> chocolate branco, açúcar mascavo, chocolate meio amargo, </text:span><text:span text:style-name="T13">manteiga, farinha de trigo, ovos, gengibre em pó, canela em pó, bicarbonato de sódio e sal.</text:span></text:p>
          <text:p text:style-name="P7"/>
          <table:table table:name="Table5" table:style-name="Table5">
            <table:table-column table:style-name="Table5.A" table:number-columns-repeated="2"/>
            <table:table-row>
              <table:table-cell table:style-name="Table5.A1" office:value-type="string">
                <text:p text:style-name="P29"><draw:frame text:anchor-type="paragraph" draw:z-index="32" draw:name="Shape2" draw:style-name="gr17" draw:text-style-name="P60" svg:width="0.251cm" svg:height="0.251cm" svg:x="4.082cm" svg:y="0.048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draw:frame text:anchor-type="paragraph" draw:z-index="34" draw:name="Shape4" draw:style-name="gr3" draw:text-style-name="P60" svg:width="0.251cm" svg:height="0.251cm" svg:x="4.071cm" svg:y="0.612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pan text:style-name="T8">1</text:span><text:span text:style-name="T7">5 98831 4776 <text:s text:c="11"/></text:span></text:p>
              </table:table-cell>
              <table:table-cell table:style-name="Table5.A1" office:value-type="string">
                <text:p text:style-name="P26"><draw:frame text:anchor-type="paragraph" draw:z-index="35" draw:name="Shape1" draw:style-name="gr19" draw:text-style-name="P60" svg:width="0.251cm" svg:height="0.251cm" svg:x="0.945cm" svg:y="0.034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<draw:frame text:anchor-type="paragraph" draw:z-index="36" draw:name="Shape5" draw:style-name="gr20" draw:text-style-name="P60" svg:width="0.251cm" svg:height="0.251cm" svg:x="0.307cm" svg:y="0.014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draw:frame text:anchor-type="paragraph" draw:z-index="37" draw:name="Shape6" draw:style-name="gr21" draw:text-style-name="P60" svg:width="0.251cm" svg:height="0.251cm" svg:x="0.616cm" svg:y="0.023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pan text:style-name="T7"><text:s text:c="19"/>/afetocampolim</text:span></text:p>
              </table:table-cell>
            </table:table-row>
            <table:table-row>
              <table:table-cell table:style-name="Table5.A1" office:value-type="string">
                <text:p text:style-name="P29"><draw:frame text:anchor-type="paragraph" draw:z-index="33" draw:name="Shape3" draw:style-name="gr18" draw:text-style-name="P60" svg:width="0.251cm" svg:height="0.251cm" svg:x="5.249cm" svg:y="0.102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pan text:style-name="T7">afetocampolim.com.br <text:s text:c="11"/></text:span></text:p>
              </table:table-cell>
              <table:table-cell table:style-name="Table5.A1" office:value-type="string">
                <text:p text:style-name="P26"><text:span text:style-name="T7"><text:s text:c="9"/>contato@afetocampolim.com.br </text:span></text:p>
              </table:table-cell>
            </table:table-row>
          </table:table>
          <text:p text:style-name="P44"><text:span text:style-name="T8"><text:s text:c="3"/></text:span><text:span text:style-name="T7"><text:s text:c="3"/></text:span></text:p>
          <text:p text:style-name="P1"><text:span text:style-name="T7">Fab</text:span><text:span text:style-name="T10">ricação</text:span><text:span text:style-name="T7">:_____/_____/_____ <text:s/>Val</text:span><text:span text:style-name="T10">idade</text:span><text:span text:style-name="T7">:_____/_____/_____</text:span></text:p>
        </draw:text-box>
      </draw:frame>
      <draw:frame draw:style-name="fr2" draw:name="Frame9" text:anchor-type="page" text:anchor-page-number="1" svg:x="0.469cm" svg:y="23.216cm" svg:width="9.901cm" svg:height="5.579cm" draw:z-index="8">
        <draw:text-box>
          <text:p text:style-name="P31"><draw:frame draw:style-name="fr3" draw:name="Image6" text:anchor-type="paragraph" svg:x="0.28cm" svg:y="0.28cm" svg:width="2.722cm" svg:height="2.722cm" draw:z-index="38"><draw:image xlink:href="Pictures/1000020100000320000003207BDBDC8DC09FB9B7.png" xlink:type="simple" xlink:show="embed" xlink:actuate="onLoad" loext:mime-type="image/png"/></draw:frame></text:p>
          <text:p text:style-name="P15"><text:span text:style-name="T15">Brownie</text:span></text:p>
          <text:p text:style-name="P11"><text:span text:style-name="T7">Pedaços de Chocolate Branco</text:span></text:p>
          <text:p text:style-name="P18"><text:span text:style-name="T7"/></text:p>
          <text:p text:style-name="P49"><text:span text:style-name="T11">Ingredientes:</text:span><text:span text:style-name="T12"> chocolate branco, açúcar mascavo, chocolate meio amargo, </text:span><text:span text:style-name="T13">manteiga, farinha de trigo, ovos, gengibre em pó, canela em pó, bicarbonato de sódio e sal.</text:span></text:p>
          <text:p text:style-name="P7"/>
          <table:table table:name="Table6" table:style-name="Table6">
            <table:table-column table:style-name="Table6.A" table:number-columns-repeated="2"/>
            <table:table-row>
              <table:table-cell table:style-name="Table6.A1" office:value-type="string">
                <text:p text:style-name="P29"><draw:frame text:anchor-type="paragraph" draw:z-index="39" draw:name="Shape2" draw:style-name="gr22" draw:text-style-name="P60" svg:width="0.251cm" svg:height="0.251cm" svg:x="4.082cm" svg:y="0.048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draw:frame text:anchor-type="paragraph" draw:z-index="41" draw:name="Shape4" draw:style-name="gr3" draw:text-style-name="P60" svg:width="0.251cm" svg:height="0.251cm" svg:x="4.071cm" svg:y="0.612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pan text:style-name="T8">1</text:span><text:span text:style-name="T7">5 98831 4776 <text:s text:c="11"/></text:span></text:p>
              </table:table-cell>
              <table:table-cell table:style-name="Table6.A1" office:value-type="string">
                <text:p text:style-name="P26"><draw:frame text:anchor-type="paragraph" draw:z-index="42" draw:name="Shape1" draw:style-name="gr24" draw:text-style-name="P60" svg:width="0.251cm" svg:height="0.251cm" svg:x="0.945cm" svg:y="0.034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<draw:frame text:anchor-type="paragraph" draw:z-index="43" draw:name="Shape5" draw:style-name="gr25" draw:text-style-name="P60" svg:width="0.251cm" svg:height="0.251cm" svg:x="0.307cm" svg:y="0.014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draw:frame text:anchor-type="paragraph" draw:z-index="44" draw:name="Shape6" draw:style-name="gr26" draw:text-style-name="P60" svg:width="0.251cm" svg:height="0.251cm" svg:x="0.616cm" svg:y="0.023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pan text:style-name="T7"><text:s text:c="19"/>/afetocampolim</text:span></text:p>
              </table:table-cell>
            </table:table-row>
            <table:table-row>
              <table:table-cell table:style-name="Table6.A1" office:value-type="string">
                <text:p text:style-name="P29"><draw:frame text:anchor-type="paragraph" draw:z-index="40" draw:name="Shape3" draw:style-name="gr23" draw:text-style-name="P60" svg:width="0.251cm" svg:height="0.251cm" svg:x="5.249cm" svg:y="0.102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pan text:style-name="T7">afetocampolim.com.br <text:s text:c="11"/></text:span></text:p>
              </table:table-cell>
              <table:table-cell table:style-name="Table6.A1" office:value-type="string">
                <text:p text:style-name="P26"><text:span text:style-name="T7"><text:s text:c="9"/>contato@afetocampolim.com.br </text:span></text:p>
              </table:table-cell>
            </table:table-row>
          </table:table>
          <text:p text:style-name="P44"><text:span text:style-name="T8"><text:s text:c="3"/></text:span><text:span text:style-name="T7"><text:s text:c="3"/></text:span></text:p>
          <text:p text:style-name="P1"><text:span text:style-name="T7">Fab</text:span><text:span text:style-name="T10">ricação</text:span><text:span text:style-name="T7">:_____/_____/_____ <text:s/>Val</text:span><text:span text:style-name="T10">idade</text:span><text:span text:style-name="T7">:_____/_____/_____</text:span></text:p>
        </draw:text-box>
      </draw:frame>
      <draw:frame draw:style-name="fr2" draw:name="Frame10" text:anchor-type="page" text:anchor-page-number="1" svg:x="10.629cm" svg:y="23.216cm" svg:width="9.901cm" svg:height="5.579cm" draw:z-index="9">
        <draw:text-box>
          <text:p text:style-name="P36"><draw:frame draw:style-name="fr3" draw:name="Image2" text:anchor-type="paragraph" svg:x="0.28cm" svg:y="0.28cm" svg:width="2.722cm" svg:height="2.722cm" draw:z-index="45"><draw:image xlink:href="Pictures/1000020100000320000003207BDBDC8DC09FB9B7.png" xlink:type="simple" xlink:show="embed" xlink:actuate="onLoad" loext:mime-type="image/png"/></draw:frame></text:p>
          <text:p text:style-name="P16"><text:span text:style-name="T15">Brownie</text:span></text:p>
          <text:p text:style-name="P12"><text:span text:style-name="T7">Pedaços de Chocolate Branco</text:span></text:p>
          <text:p text:style-name="P19"><text:span text:style-name="T7"/></text:p>
          <text:p text:style-name="P55"><text:span text:style-name="T11">Ingredientes:</text:span><text:span text:style-name="T12"> chocolate branco, açúcar mascavo, chocolate meio amargo, </text:span><text:span text:style-name="T13">manteiga, farinha de trigo, ovos, gengibre em pó, canela em pó, bicarbonato de sódio e sal.</text:span></text:p>
          <text:p text:style-name="P8"/>
          <table:table table:name="Table1" table:style-name="Table1">
            <table:table-column table:style-name="Table1.A" table:number-columns-repeated="2"/>
            <table:table-row>
              <table:table-cell table:style-name="Table1.A1" office:value-type="string">
                <text:p text:style-name="P30"><draw:frame text:anchor-type="paragraph" draw:z-index="46" draw:name="Shape2" draw:style-name="gr27" draw:text-style-name="P60" svg:width="0.251cm" svg:height="0.251cm" svg:x="4.082cm" svg:y="0.048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draw:frame text:anchor-type="paragraph" draw:z-index="48" draw:name="Shape4" draw:style-name="gr3" draw:text-style-name="P60" svg:width="0.251cm" svg:height="0.251cm" svg:x="4.071cm" svg:y="0.612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pan text:style-name="T8">1</text:span><text:span text:style-name="T7">5 98831 4776 <text:s text:c="11"/></text:span></text:p>
              </table:table-cell>
              <table:table-cell table:style-name="Table1.A1" office:value-type="string">
                <text:p text:style-name="P27"><draw:frame text:anchor-type="paragraph" draw:z-index="49" draw:name="Shape1" draw:style-name="gr29" draw:text-style-name="P60" svg:width="0.251cm" svg:height="0.251cm" svg:x="0.945cm" svg:y="0.034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<draw:frame text:anchor-type="paragraph" draw:z-index="50" draw:name="Shape5" draw:style-name="gr30" draw:text-style-name="P60" svg:width="0.251cm" svg:height="0.251cm" svg:x="0.307cm" svg:y="0.014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draw:frame text:anchor-type="paragraph" draw:z-index="51" draw:name="Shape6" draw:style-name="gr31" draw:text-style-name="P60" svg:width="0.251cm" svg:height="0.251cm" svg:x="0.616cm" svg:y="0.023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pan text:style-name="T7"><text:s text:c="19"/>/afetocampolim</text:span></text:p>
              </table:table-cell>
            </table:table-row>
            <table:table-row>
              <table:table-cell table:style-name="Table1.A1" office:value-type="string">
                <text:p text:style-name="P30"><draw:frame text:anchor-type="paragraph" draw:z-index="47" draw:name="Shape3" draw:style-name="gr28" draw:text-style-name="P60" svg:width="0.251cm" svg:height="0.251cm" svg:x="5.249cm" svg:y="0.102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pan text:style-name="T7">afetocampolim.com.br <text:s text:c="11"/></text:span></text:p>
              </table:table-cell>
              <table:table-cell table:style-name="Table1.A1" office:value-type="string">
                <text:p text:style-name="P27"><text:span text:style-name="T7"><text:s text:c="9"/>contato@afetocampolim.com.br </text:span></text:p>
              </table:table-cell>
            </table:table-row>
          </table:table>
          <text:p text:style-name="P45"><text:span text:style-name="T8"><text:s text:c="3"/></text:span><text:span text:style-name="T7"><text:s text:c="3"/></text:span></text:p>
          <text:p text:style-name="P2"><text:span text:style-name="T7">Fab</text:span><text:span text:style-name="T10">ricação</text:span><text:span text:style-name="T7">:_____/_____/_____ <text:s/>Val</text:span><text:span text:style-name="T10">idade</text:span><text:span text:style-name="T7">:_____/_____/_____</text:span></text:p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Capone CG Light1" svg:font-family="'Capone CG Light'" style:font-pitch="variable"/>
    <style:font-face style:name="Arial" svg:font-family="Arial" style:font-family-generic="roman" style:font-pitch="variable"/>
    <style:font-face style:name="Capone CG Light" svg:font-family="'Capone CG Light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no_20_fill_20_and_20_no_20_line_5f_1" style:display-name="Object with no fill and no line_1" style:family="paragraph" style:parent-style-name="Default_5f_1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1_7e_LT_7e_Gliederung_20_1" style:display-name="PM1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1_7e_LT_7e_Gliederung_20_2" style:display-name="PM1~LT~Gliederung 2" style:family="paragraph" style:parent-style-name="PM1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1_7e_LT_7e_Gliederung_20_3" style:display-name="PM1~LT~Gliederung 3" style:family="paragraph" style:parent-style-name="PM1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1_7e_LT_7e_Gliederung_20_4" style:display-name="PM1~LT~Gliederung 4" style:family="paragraph" style:parent-style-name="PM1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5" style:display-name="PM1~LT~Gliederung 5" style:family="paragraph" style:parent-style-name="PM1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6" style:display-name="PM1~LT~Gliederung 6" style:family="paragraph" style:parent-style-name="PM1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7" style:display-name="PM1~LT~Gliederung 7" style:family="paragraph" style:parent-style-name="PM1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8" style:display-name="PM1~LT~Gliederung 8" style:family="paragraph" style:parent-style-name="PM1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9" style:display-name="PM1~LT~Gliederung 9" style:family="paragraph" style:parent-style-name="PM1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Titel" style:display-name="PM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1_7e_LT_7e_Untertitel" style:display-name="PM1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1_7e_LT_7e_Notizen" style:display-name="PM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1_7e_LT_7e_Hintergrundobjekte" style:display-name="PM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M1_7e_LT_7e_Hintergrund" style:display-name="PM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abels" style:family="graphic" style:auto-update="true">
      <style:graphic-properties svg:width="9.901cm" svg:height="5.579cm" text:anchor-type="as-char" svg:y="0cm" fo:margin-left="0cm" fo:margin-right="0cm" fo:margin-top="0cm" fo:margin-bottom="0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" style:paper-tray-name="" style:print-orientation="portrait" fo:margin-top="0.9cm" fo:margin-bottom="0cm" fo:margin-left="0.469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23:31:19.970383988</meta:creation-date>
    <dc:date>2018-07-05T00:56:37.274507399</dc:date>
    <meta:editing-duration>PT12M6S</meta:editing-duration>
    <meta:editing-cycles>4</meta:editing-cycles>
    <meta:generator>LibreOffice/6.0.3.2$Linux_X86_64 LibreOffice_project/00m0$Build-2</meta:generator>
    <meta:print-date>2018-07-05T00:54:22.438508112</meta:print-date>
    <meta:document-statistic meta:table-count="10" meta:image-count="10" meta:object-count="0" meta:page-count="1" meta:paragraph-count="90" meta:word-count="370" meta:character-count="3860" meta:non-whitespace-character-count="2970"/>
  </office:meta>
</office:document-meta>
</file>